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3.759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18.025cm"/>
    </style:style>
    <style:style style:name="co5" style:family="table-column">
      <style:table-column-properties fo:break-before="auto" style:column-width="4.42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row table:style-name="ro1">
          <table:table-cell table:style-name="ce1" office:value-type="string">
            <text:p>fichier rempli 01/08/2013 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modèle classique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table:style-name="ce2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n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ffectation des min et max pour chaque file d'attente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3"/>
          <table:table-cell office:value-type="string">
            <text:p>Affectation des lambda = min pour être sur le réseau de files d'attente est bien stable</text:p>
          </table:table-cell>
          <table:table-cell office:value-type="string">
            <text:p>OK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algo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Equations d'évolution + mécanisme de priorité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3"/>
          <table:table-cell office:value-type="string">
            <text:p>Calcul de la distribution stationnaire des buffers (pr chaque file)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3"/>
          <table:table-cell office:value-type="string">
            <text:p>Conditions de stabilité : rho_i&lt;1 pour chaque file i ET la taille des trames se rapprochent d'un epsilon prè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urb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istribution de proba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3"/>
          <table:table-cell office:value-type="string">
            <text:p>pr chaque trame l'attente dans chaque file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3"/>
          <table:table-cell office:value-type="string">
            <text:p>pr chaque trame tracer sa taille =&gt; cette représentation peut être faite à travers un tableau (si nbre trame petit)</text:p>
          </table:table-cell>
          <table:table-cell office:value-type="string">
            <text:p>OK mais pas le tableau</text:p>
          </table:table-cell>
        </table:table-row>
        <table:table-row table:style-name="ro2">
          <table:table-cell table:number-columns-repeated="3"/>
          <table:table-cell office:value-type="string">
            <text:p>on peut tracer aussi pr chaque trame, le nbre de pk extrait de chaque fi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>
            <text:p>modèle fin</text:p>
          </table:table-cell>
          <table:table-cell table:style-name="ce2"/>
          <table:table-cell table:number-columns-repeated="2"/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1T16:15:42.12</meta:creation-date>
    <meta:generator>LibreOffice/3.6$Windows_x86 LibreOffice_project/5b93205-6e6b3fc-7830f6d-c08ad66-1d9bf4</meta:generator>
    <dc:date>2013-08-01T17:28:26.09</dc:date>
    <meta:editing-duration>PT1H43S</meta:editing-duration>
    <meta:editing-cycles>12</meta:editing-cycles>
    <meta:document-statistic meta:table-count="1" meta:cell-count="23" meta:object-count="0"/>
  </office:meta>
</office:document-meta>
</file>